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ObjectReplacements/Object 1" manifest:media-type="application/x-openoffice-gdimetafile;windows_formatname=&quot;GDIMetaFile&quot;"/>
  <manifest:file-entry manifest:full-path="Object 3/ObjectReplacements/Object 2" manifest:media-type="application/x-openoffice-gdimetafile;windows_formatname=&quot;GDIMetaFile&quot;"/>
  <manifest:file-entry manifest:full-path="Object 3/styles.xml" manifest:media-type="text/xml"/>
  <manifest:file-entry manifest:full-path="Object 3/Object 2/settings.xml" manifest:media-type="text/xml"/>
  <manifest:file-entry manifest:full-path="Object 3/Object 2/content.xml" manifest:media-type="text/xml"/>
  <manifest:file-entry manifest:full-path="Object 3/Object 2/Configurations2/" manifest:media-type="application/vnd.sun.xml.ui.configuration"/>
  <manifest:file-entry manifest:full-path="Object 3/Object 2/" manifest:version="1.2" manifest:media-type="application/vnd.oasis.opendocument.formula"/>
  <manifest:file-entry manifest:full-path="Object 3/Object 1/settings.xml" manifest:media-type="text/xml"/>
  <manifest:file-entry manifest:full-path="Object 3/Object 1/Configurations2/" manifest:media-type="application/vnd.sun.xml.ui.configuration"/>
  <manifest:file-entry manifest:full-path="Object 3/Object 1/content.xml" manifest:media-type="text/xml"/>
  <manifest:file-entry manifest:full-path="Object 3/Object 1/" manifest:version="1.2" manifest:media-type="application/vnd.oasis.opendocument.formula"/>
  <manifest:file-entry manifest:full-path="Object 3/" manifest:version="1.2" manifest:media-type="application/vnd.oasis.opendocument.graphics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yle17">
      <style:paragraph-properties fo:line-height="100%" fo:orphans="2" fo:widows="2"/>
      <style:text-properties style:font-name="Times New Roman" fo:font-size="14pt" style:font-size-asian="14pt" style:font-name-complex="Times New Roman2" style:font-size-complex="14pt"/>
    </style:style>
    <style:style style:name="P2" style:family="paragraph" style:parent-style-name="Style17">
      <style:paragraph-properties fo:line-height="100%" fo:text-align="start" style:justify-single-word="false" fo:orphans="2" fo:widows="2"/>
      <style:text-properties style:font-name="Times New Roman" fo:font-size="9pt" style:font-size-asian="9pt" style:font-name-complex="Times New Roman2" style:font-size-complex="9pt"/>
    </style:style>
    <style:style style:name="P3" style:family="paragraph" style:parent-style-name="Style17">
      <style:paragraph-properties fo:line-height="100%" fo:text-align="start" style:justify-single-word="false" fo:orphans="2" fo:widows="2"/>
    </style:style>
    <style:style style:name="P4" style:family="paragraph" style:parent-style-name="Style17">
      <style:paragraph-properties fo:line-height="100%" fo:orphans="2" fo:widows="2"/>
    </style:style>
    <style:style style:name="P5" style:family="paragraph" style:parent-style-name="Style17">
      <style:paragraph-properties fo:margin-left="0cm" fo:margin-right="-0.002cm" fo:margin-top="0cm" fo:margin-bottom="0cm" loext:contextual-spacing="true" fo:line-height="100%" fo:text-align="center" style:justify-single-word="false" fo:orphans="2" fo:widows="2" fo:text-indent="0cm" style:auto-text-indent="false"/>
      <style:text-properties style:font-name="Times New Roman" fo:font-size="14pt" style:font-size-asian="14pt" style:font-name-complex="Times New Roman2" style:font-size-complex="14pt"/>
    </style:style>
    <style:style style:name="P6" style:family="paragraph" style:parent-style-name="Style19">
      <style:paragraph-properties fo:margin-left="0cm" fo:margin-right="-0.002cm" fo:margin-top="0cm" fo:margin-bottom="0cm" loext:contextual-spacing="true" fo:line-height="100%" fo:text-align="center" style:justify-single-word="false" fo:orphans="2" fo:widows="2" fo:text-indent="0cm" style:auto-text-indent="false"/>
    </style:style>
    <style:style style:name="P7" style:family="paragraph" style:parent-style-name="Style7">
      <style:paragraph-properties fo:margin-left="0cm" fo:margin-right="-0.002cm" fo:margin-top="0cm" fo:margin-bottom="0cm" loext:contextual-spacing="true" fo:line-height="100%" fo:text-align="center" style:justify-single-word="false" fo:orphans="2" fo:widows="2" fo:text-indent="0cm" style:auto-text-indent="false"/>
    </style:style>
    <style:style style:name="P8" style:family="paragraph" style:parent-style-name="Style17">
      <style:paragraph-properties fo:margin-left="0cm" fo:margin-right="-0.002cm" fo:line-height="0.423cm" fo:text-align="center" style:justify-single-word="false" fo:orphans="2" fo:widows="2" fo:text-indent="0cm" style:auto-text-indent="false"/>
    </style:style>
    <style:style style:name="P9" style:family="paragraph" style:parent-style-name="Style17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fo:font-size="14pt" style:font-size-asian="14pt" style:font-name-complex="Times New Roman2" style:font-size-complex="14pt"/>
    </style:style>
    <style:style style:name="P10" style:family="paragraph" style:parent-style-name="Style16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fo:font-size="14pt" style:font-size-asian="14pt" style:font-name-complex="Times New Roman2" style:font-size-complex="14pt"/>
    </style:style>
    <style:style style:name="P11" style:family="paragraph" style:parent-style-name="Style7">
      <style:paragraph-properties fo:margin-left="0cm" fo:margin-right="-0.002cm" fo:margin-top="0.372cm" fo:margin-bottom="0cm" loext:contextual-spacing="false" fo:text-align="center" style:justify-single-word="false" fo:orphans="2" fo:widows="2" fo:text-indent="0cm" style:auto-text-indent="false"/>
      <style:text-properties style:font-name="Times New Roman" fo:font-size="14pt" style:font-size-asian="14pt" style:font-name-complex="Times New Roman2" style:font-size-complex="14pt"/>
    </style:style>
    <style:style style:name="P12" style:family="paragraph" style:parent-style-name="Style7">
      <style:paragraph-properties fo:margin-left="0cm" fo:margin-right="-0.002cm" fo:line-height="0.423cm" fo:text-align="center" style:justify-single-word="false" fo:orphans="2" fo:widows="2" fo:text-indent="0cm" style:auto-text-indent="false"/>
      <style:text-properties fo:font-size="14pt" style:font-size-asian="14pt" style:font-size-complex="14pt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paragraph-rsid="0015a13f"/>
    </style:style>
    <style:style style:name="P15" style:family="paragraph" style:parent-style-name="Contents_20_1">
      <style:paragraph-properties fo:break-before="page"/>
    </style:style>
    <style:style style:name="P16" style:family="paragraph" style:parent-style-name="Style19">
      <style:paragraph-properties fo:margin-top="0cm" fo:margin-bottom="0.423cm" loext:contextual-spacing="true" fo:line-height="100%" fo:text-align="center" style:justify-single-word="false" fo:orphans="2" fo:widows="2"/>
    </style:style>
    <style:style style:name="P17" style:family="paragraph" style:parent-style-name="Style19">
      <style:paragraph-properties fo:margin-top="0cm" fo:margin-bottom="0.423cm" loext:contextual-spacing="true" fo:line-height="100%" fo:text-align="center" style:justify-single-word="false" fo:orphans="2" fo:widows="2"/>
      <style:text-properties style:font-name="Times New Roman" fo:font-size="14pt" style:font-size-asian="14pt" style:font-name-complex="Times New Roman2" style:font-size-complex="14pt"/>
    </style:style>
    <style:style style:name="P18" style:family="paragraph" style:parent-style-name="Style19">
      <style:paragraph-properties fo:margin-top="0.635cm" fo:margin-bottom="0cm" loext:contextual-spacing="true" fo:line-height="100%" fo:text-align="center" style:justify-single-word="false" fo:orphans="2" fo:widows="2"/>
      <style:text-properties fo:font-size="14pt" style:font-size-asian="14pt" style:font-size-complex="14pt"/>
    </style:style>
    <style:style style:name="P19" style:family="paragraph" style:parent-style-name="Style7">
      <style:paragraph-properties fo:line-height="100%" fo:text-align="end" style:justify-single-word="false" fo:orphans="2" fo:widows="2"/>
    </style:style>
    <style:style style:name="P20" style:family="paragraph" style:parent-style-name="Style7">
      <style:paragraph-properties fo:line-height="100%" fo:text-align="center" style:justify-single-word="false" fo:orphans="2" fo:widows="2"/>
    </style:style>
    <style:style style:name="P21" style:family="paragraph" style:parent-style-name="Standard">
      <style:text-properties style:font-name="Times New Roman" fo:font-size="14pt" style:font-size-asian="14pt" style:font-name-complex="Times New Roman2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23" style:family="paragraph" style:parent-style-name="Standard">
      <style:text-properties style:font-name="Times New Roman" fo:font-size="14pt" officeooo:paragraph-rsid="0003c0de" style:font-size-asian="14pt" style:font-name-complex="Times New Roman2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officeooo:paragraph-rsid="0015a13f" style:font-size-asian="14pt" style:font-name-complex="Times New Roman2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officeooo:paragraph-rsid="0015a2b1" style:font-size-asian="14pt" style:font-name-complex="Times New Roman2" style:font-size-complex="14pt"/>
    </style:style>
    <style:style style:name="P26" style:family="paragraph" style:parent-style-name="Standard">
      <style:text-properties style:font-name="Times New Roman" fo:font-size="14pt" officeooo:paragraph-rsid="00101bd6" style:font-size-asian="14pt" style:font-name-complex="Times New Roman2" style:font-size-complex="14pt"/>
    </style:style>
    <style:style style:name="P27" style:family="paragraph" style:parent-style-name="Standard">
      <style:text-properties style:font-name="Times New Roman" fo:font-size="14pt" officeooo:paragraph-rsid="0015a13f" style:font-size-asian="14pt" style:font-name-complex="Times New Roman2" style:font-size-complex="14pt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text-properties style:font-name="Times New Roman1"/>
    </style:style>
    <style:style style:name="P30" style:family="paragraph" style:parent-style-name="Standard">
      <style:text-properties style:font-name="Times New Roman1" fo:font-size="14pt" style:font-size-asian="14pt" style:font-size-complex="14pt"/>
    </style:style>
    <style:style style:name="P31" style:family="paragraph" style:parent-style-name="Standard">
      <style:text-properties style:font-name="Times New Roman1" fo:font-size="14pt" officeooo:paragraph-rsid="00101bd6" style:font-size-asian="14pt" style:font-size-complex="14pt"/>
    </style:style>
    <style:style style:name="P32" style:family="paragraph" style:parent-style-name="Standard">
      <style:text-properties style:font-name="Times New Roman1" officeooo:paragraph-rsid="0015a13f"/>
    </style:style>
    <style:style style:name="P33" style:family="paragraph" style:parent-style-name="Standard">
      <style:paragraph-properties fo:margin-top="0cm" fo:margin-bottom="0.282cm" loext:contextual-spacing="false" fo:line-height="108%"/>
      <style:text-properties style:font-name="Times New Roman" fo:font-size="14pt" style:font-size-asian="14pt" style:font-name-complex="Times New Roman2" style:font-size-complex="14pt"/>
    </style:style>
    <style:style style:name="P34" style:family="paragraph" style:parent-style-name="Standard">
      <style:paragraph-properties fo:margin-top="0cm" fo:margin-bottom="0cm" loext:contextual-spacing="true" fo:text-align="center" style:justify-single-word="false"/>
      <style:text-properties fo:font-size="12pt" style:font-size-asian="12pt"/>
    </style:style>
    <style:style style:name="P35" style:family="paragraph" style:parent-style-name="Heading_20_2">
      <style:text-properties officeooo:paragraph-rsid="0015a13f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Standard" style:master-page-name="Standard">
      <style:paragraph-properties fo:margin-top="0cm" fo:margin-bottom="0cm" loext:contextual-spacing="true" fo:text-align="center" style:justify-single-word="false" style:page-number="auto"/>
      <style:text-properties fo:font-size="12pt" style:font-size-asian="12pt"/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officeooo:rsid="0003c0de" style:font-size-asian="14pt" style:font-name-complex="Times New Roman2" style:font-size-complex="14pt"/>
    </style:style>
    <style:style style:name="T3" style:family="text">
      <style:text-properties style:font-name="Times New Roman" fo:font-size="14pt" officeooo:rsid="0006b55b" style:font-size-asian="14pt" style:font-name-complex="Times New Roman2" style:font-size-complex="14pt"/>
    </style:style>
    <style:style style:name="T4" style:family="text">
      <style:text-properties style:font-name="Times New Roman" fo:font-size="14pt" officeooo:rsid="001ab0ef" style:font-size-asian="14pt" style:font-name-complex="Times New Roman2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6" style:family="text">
      <style:text-properties style:font-name="Times New Roman" fo:font-size="9pt" style:font-size-asian="9pt" style:font-name-complex="Times New Roman2" style:font-size-complex="9pt"/>
    </style:style>
    <style:style style:name="T7" style:family="text">
      <style:text-properties style:font-name="Times New Roman" fo:font-size="16pt" style:font-size-asian="16pt" style:font-size-complex="16pt"/>
    </style:style>
    <style:style style:name="T8" style:family="text">
      <style:text-properties style:font-name="Times New Roman" fo:font-size="16pt" officeooo:rsid="0015a13f" style:font-size-asian="16pt" style:font-size-complex="16pt"/>
    </style:style>
    <style:style style:name="T9" style:family="text">
      <style:text-properties style:font-name="Times New Roman" fo:font-size="12pt" officeooo:rsid="0006b55b" style:font-size-asian="12pt" style:font-name-complex="Times New Roman2" style:font-size-complex="12pt"/>
    </style:style>
    <style:style style:name="T10" style:family="text">
      <style:text-properties style:font-name="Times New Roman" fo:font-size="12pt" officeooo:rsid="0015a2b1" style:font-size-asian="12pt" style:font-name-complex="Times New Roman2" style:font-size-complex="12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style:text-position="sub 58%" style:font-name="Times New Roman1" fo:font-size="12pt" officeooo:rsid="0003c0de" style:font-size-asian="12pt" style:font-size-complex="12pt"/>
    </style:style>
    <style:style style:name="T13" style:family="text">
      <style:text-properties style:font-name="Times New Roman1"/>
    </style:style>
    <style:style style:name="T14" style:family="text">
      <style:text-properties style:font-name="Times New Roman1" fo:font-size="14pt" style:font-size-asian="14pt" style:font-size-complex="13pt"/>
    </style:style>
    <style:style style:name="T15" style:family="text">
      <style:text-properties style:font-name="Times New Roman1" fo:font-size="14pt" style:font-size-asian="14pt" style:font-name-complex="Times New Roman2" style:font-size-complex="14pt"/>
    </style:style>
    <style:style style:name="T16" style:family="text">
      <style:text-properties style:font-name="Times New Roman1" fo:font-size="14pt" style:font-size-asian="14pt" style:font-size-complex="14pt"/>
    </style:style>
    <style:style style:name="T17" style:family="text">
      <style:text-properties style:font-name="Times New Roman1" fo:font-size="14pt" officeooo:rsid="00101bd6" style:font-size-asian="14pt" style:font-size-complex="14pt"/>
    </style:style>
    <style:style style:name="T18" style:family="text">
      <style:text-properties style:font-name="Times New Roman1" fo:font-size="12pt" officeooo:rsid="0003c0de" style:font-size-asian="12pt" style:font-size-complex="12pt"/>
    </style:style>
    <style:style style:name="T19" style:family="text">
      <style:text-properties style:font-name="Times New Roman1" fo:font-size="12pt" officeooo:rsid="0006b55b" style:font-size-asian="12pt" style:font-size-complex="12pt"/>
    </style:style>
    <style:style style:name="T20" style:family="text">
      <style:text-properties style:font-name="Times New Roman1" fo:font-size="12pt" officeooo:rsid="000e8b5b" style:font-size-asian="12pt" style:font-size-complex="12pt"/>
    </style:style>
    <style:style style:name="T21" style:family="text">
      <style:text-properties style:text-position="super 58%"/>
    </style:style>
    <style:style style:name="T22" style:family="text">
      <style:text-properties officeooo:rsid="00101bd6"/>
    </style:style>
    <style:style style:name="fr1" style:family="graphic" style:parent-style-name="OLE">
      <style:graphic-properties style:vertical-pos="from-top" style:vertical-rel="page" style:horizontal-pos="from-left" style:horizontal-rel="pag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Объект1" text:anchor-type="page" text:anchor-page-number="4" svg:x="3.39cm" svg:y="10.292cm" svg:width="16.252cm" svg:height="11.307cm" draw:z-index="2">
        <draw:object xlink:href="./Object 3" xlink:type="simple" xlink:show="embed" xlink:actuate="onLoad"/>
        <draw:image xlink:href="./ObjectReplacements/Object 3" xlink:type="simple" xlink:show="embed" xlink:actuate="onLoad"/>
      </draw:frame>
      <text:p text:style-name="P38">Федеральное агентство связи (Россвязь)</text:p>
      <text:p text:style-name="P34">Федеральное государственное бюджетное образовательное учреждение </text:p>
      <text:p text:style-name="P34">высшего образования </text:p>
      <text:p text:style-name="P34">«Сибирский государственный университет телекоммуникаций и информатики» </text:p>
      <text:p text:style-name="P34">(СибГУТИ)</text:p>
      <text:p text:style-name="P11"><text:span text:style-name="Font_20_Style22"/></text:p>
      <text:p text:style-name="P11"><text:span text:style-name="Font_20_Style22"/></text:p>
      <text:p text:style-name="P19"><text:span text:style-name="Font_20_Style22"><text:span text:style-name="T1">_________________________________</text:span></text:span></text:p>
      <text:p text:style-name="P20"><text:span text:style-name="Font_20_Style22"><text:span text:style-name="T6"><text:s text:c="101"/>№ кода и </text:span></text:span><text:span text:style-name="T11">наименование направления подготовки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pan text:style-name="Font_20_Style22"><text:span text:style-name="T5">РАСЧЁТНО-ГРАФИЧЕСКОЕ ЗАДАНИЕ</text:span></text:span></text:p>
      <text:p text:style-name="P6"><text:span text:style-name="Font_20_Style22"><text:span text:style-name="T1"><text:s/></text:span></text:span></text:p>
      <text:p text:style-name="P16"><text:span text:style-name="Font_20_Style22"><text:span text:style-name="T1">по дисциплине «Архитектура вычислительных систем»</text:span></text:span></text:p>
      <text:p text:style-name="P17"><text:span text:style-name="Font_20_Style22"/></text:p>
      <text:p text:style-name="P18"/>
      <text:p text:style-name="P5"/>
      <text:p text:style-name="P8"><text:span text:style-name="T1">Вариант № </text:span><text:span text:style-name="T2">08</text:span></text:p>
      <text:p text:style-name="P9"/>
      <text:p text:style-name="P9"/>
      <text:p text:style-name="P9"/>
      <text:p text:style-name="P9"/>
      <text:p text:style-name="P9"/>
      <text:p text:style-name="P3"><text:span text:style-name="Font_20_Style22"><text:span text:style-name="T1">Выполнил: </text:span></text:span></text:p>
      <text:p text:style-name="P3"><text:span text:style-name="Font_20_Style22"><text:span text:style-name="T1">студент гр. </text:span></text:span><text:span text:style-name="Font_20_Style22"><text:span text:style-name="T2">ИВ</text:span></text:span><text:span text:style-name="Font_20_Style22"><text:span text:style-name="T1">-</text:span></text:span><text:span text:style-name="Font_20_Style22"><text:span text:style-name="T2">*</text:span></text:span><text:span text:style-name="Font_20_Style22"><text:span text:style-name="T1"> <text:s text:c="8"/>___________________________ /</text:span></text:span><text:span text:style-name="Font_20_Style22"><text:span text:style-name="T2">*</text:span></text:span><text:span text:style-name="Font_20_Style22"><text:span text:style-name="T1">/</text:span></text:span></text:p>
      <text:p text:style-name="P3"><text:span text:style-name="Font_20_Style22"><text:span text:style-name="T6"><text:s text:c="104"/>подпись</text:span></text:span></text:p>
      <text:p text:style-name="P2"><text:span text:style-name="Font_20_Style22"/></text:p>
      <text:p text:style-name="P4"><text:span text:style-name="Font_20_Style22"><text:span text:style-name="T1">Проверил: </text:span></text:span></text:p>
      <text:p text:style-name="P4"><text:span text:style-name="Font_20_Style22"><text:span text:style-name="T1">доцент кафедры ВС</text:span></text:span></text:p>
      <text:p text:style-name="P4"><text:span text:style-name="Font_20_Style22"><text:span text:style-name="T1">к.т.н. <text:s text:c="35"/>___________________________ /А.В. Ефимов /</text:span></text:span></text:p>
      <text:p text:style-name="P3"><text:span text:style-name="Font_20_Style22"><text:span text:style-name="T6"><text:s text:c="93"/>ОЦЕНКА, подпись</text:span></text:span></text:p>
      <text:p text:style-name="P2"><text:span text:style-name="Font_20_Style22"/></text:p>
      <text:p text:style-name="P1"><text:span text:style-name="Font_20_Style22"/></text:p>
      <text:p text:style-name="P10"/>
      <text:p text:style-name="P22"><text:span text:style-name="Font_20_Style22"/></text:p>
      <text:p text:style-name="P22"><text:span text:style-name="Font_20_Style22"/></text:p>
      <text:p text:style-name="P22"><text:span text:style-name="Font_20_Style22"/></text:p>
      <text:p text:style-name="P22"><text:span text:style-name="Font_20_Style22"/></text:p>
      <text:p text:style-name="P22"><text:span text:style-name="Font_20_Style22"/></text:p>
      <text:p text:style-name="P22"><text:span text:style-name="Font_20_Style22"/></text:p>
      <text:p text:style-name="P22"><text:span text:style-name="Font_20_Style22"/></text:p>
      <text:p text:style-name="P28"><text:span text:style-name="Font_20_Style22"><text:span text:style-name="T1">Новосибирск 201</text:span></text:span><text:bookmark text:name="_GoBack"/><text:span text:style-name="Font_20_Style22"><text:span text:style-name="T4">7</text:span></text:span></text:p>
      <text:p text:style-name="P33"><text:span text:style-name="Font_20_Style22"/></text:p>
      <text:p text:style-name="P15"><text:span text:style-name="Font_20_Style22"><text:span text:style-name="T1">ОГЛАВЛЕНИЕ</text:span>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6"><text:a xlink:type="simple" xlink:href="#__RefHeading___Toc500_961697742" text:style-name="Index_20_Link" text:visited-style-name="Index_20_Link">1. ОТВЕТ НА ПЕРВЫЙ ВОПРОС<text:tab/>3</text:a></text:p>
          <text:p text:style-name="P37"><text:a xlink:type="simple" xlink:href="#__RefHeading___Toc502_961697742" text:style-name="Index_20_Link" text:visited-style-name="Index_20_Link">1.1. ЗАДАНИЕ<text:tab/>3</text:a></text:p>
          <text:p text:style-name="P37"><text:a xlink:type="simple" xlink:href="#__RefHeading___Toc504_961697742" text:style-name="Index_20_Link" text:visited-style-name="Index_20_Link">1.2. ОТВЕТ<text:tab/>3</text:a></text:p>
          <text:p text:style-name="P36"><text:a xlink:type="simple" xlink:href="#__RefHeading___Toc535_961697742" text:style-name="Index_20_Link" text:visited-style-name="Index_20_Link">2. ОТВЕТ НА ВТОРОЙ ВОПРОС<text:tab/>4</text:a></text:p>
          <text:p text:style-name="P37"><text:a xlink:type="simple" xlink:href="#__RefHeading___Toc502_9616977421" text:style-name="Index_20_Link" text:visited-style-name="Index_20_Link">1.1. ЗАДАНИЕ<text:tab/>4</text:a></text:p>
          <text:p text:style-name="P37"><text:a xlink:type="simple" xlink:href="#__RefHeading___Toc504_9616977422" text:style-name="Index_20_Link" text:visited-style-name="Index_20_Link">1.2. ОТВЕТ<text:tab/>4</text:a></text:p>
        </text:index-body>
      </text:table-of-content>
      <text:p text:style-name="P22"><text:span text:style-name="Font_20_Style22"/></text:p>
      <text:p text:style-name="P33"><text:span text:style-name="Font_20_Style22"/></text:p>
      <text:h text:style-name="P13" text:outline-level="1"><text:bookmark-start text:name="__RefHeading___Toc500_961697742"/><text:bookmark-start text:name="_Toc432276047"/><text:span text:style-name="Font_20_Style22"><text:span text:style-name="T7">1. ОТВЕТ НА ПЕРВЫЙ ВОПРОС</text:span></text:span><text:bookmark-end text:name="__RefHeading___Toc500_961697742"/><text:bookmark-end text:name="_Toc432276047"/></text:h>
      <text:p text:style-name="P29"/>
      <text:h text:style-name="Heading_20_2" text:outline-level="2"><text:bookmark-start text:name="__RefHeading___Toc502_961697742"/><text:bookmark-start text:name="_Toc432276048"/><text:span text:style-name="Font_20_Style22"><text:span text:style-name="T14">1.1. ЗАДАНИЕ</text:span></text:span><text:bookmark-end text:name="__RefHeading___Toc502_961697742"/><text:bookmark-end text:name="_Toc432276048"/></text:h>
      <text:p text:style-name="P23"><text:span text:style-name="Font_20_Style22"><text:span text:style-name="T18">Оценить возможности вычислителей с SISD-архитектурой. Привести пример использования SISD-архитектуры в суперВС.</text:span></text:span></text:p>
      <text:p text:style-name="P23"><text:span text:style-name="Font_20_Style22"><text:span text:style-name="T18"/></text:span></text:p>
      <text:p text:style-name="P21"><text:span text:style-name="Font_20_Style22"><text:span text:style-name="T13"/></text:span></text:p>
      <text:h text:style-name="Heading_20_2" text:outline-level="2"><text:bookmark-start text:name="__RefHeading___Toc504_961697742"/><text:bookmark-start text:name="_Toc432276049"/><text:span text:style-name="Font_20_Style22"><text:span text:style-name="T15">1.2. ОТВЕТ</text:span></text:span><text:bookmark-end text:name="__RefHeading___Toc504_961697742"/><text:bookmark-end text:name="_Toc432276049"/></text:h>
      <text:p text:style-name="Standard"><text:span text:style-name="Font_20_Style22"><text:span text:style-name="T15">Анализ машины EDVAC. Машина имела жесткую функциональную </text:span></text:span><text:span text:style-name="T16">структуру. По своей архитектуре EDVAC относится к классу SISD (Single Instruction stream / Single Data stream ), если следовать классификации М. Флинна. В машине EDVAC одиночный поток команд обрабатывал одиночный поток данных.</text:span></text:p>
      <text:p text:style-name="P30">Архитектурные особенности машины EDVAC:</text:p>
      <text:p text:style-name="P30"><text:tab/>• SISD-архитектура, синхронный метод управления устройствами;</text:p>
      <text:p text:style-name="P30"><text:tab/>• автоматизация вычислений (возможность хранения программы в памяти и ее автоматической модификации);</text:p>
      <text:p text:style-name="P30"><text:tab/>• последовательный способ обработки информации;</text:p>
      <text:p text:style-name="P30"><text:tab/>• фиксированность структуры (невозможность даже ручного реконфигурирования, за исключением ВЗУ);</text:p>
      <text:p text:style-name="P30"><text:tab/>• конструктивная неоднородность.</text:p>
      <text:p text:style-name="P30">Архитектурные решения, положенные в о снову EDVAC, привели к простоте ее реализации: потребовалось около 3000 электронных ламп (вместо 18 000 в ENIAC). Уровень сложности и достигнутые технические характеристики (показатели производительности, емкости памяти и надежности) ЭВМ вполне отвечали ypовню техники и потребностям 50-x годов ХХ столетия.</text:p>
      <text:p text:style-name="P30">В самом деле , машина EDVAC характеризовалась следующими параметрами:</text:p>
      <text:p text:style-name="P31"><text:tab/>• количество двоичных разрядов для представления чисел 32;</text:p>
      <text:p text:style-name="P31"><text:tab/>• тактовая частота 1 МГц;</text:p>
      <text:p text:style-name="P30"><text:tab/>• емкость оперативной памяти 2<text:span text:style-name="T21">18</text:span> бит = 32 Kбайт.</text:p>
      <text:p text:style-name="P30">Несмотря на последовательный характер работы , ВМ EDVAC не уступала по производительности ENIAC. Напри<text:span text:style-name="T22">м</text:span>ер, быстродействия ENIAC и EDVAC при выполнении операций умножени q оценивались соответственно величинами: 357 опер./c (над 10-разрядными десятичными числами) и 1000 опер./c (над 32 -разрядными двоичными числами).</text:p>
      <text:p text:style-name="P30">Таким образом, электронные вычислительные машины ENIAC и EDVAC отражают дуализм в развитии цифровых средств информатики, говоря иначе, констатируют неизбежности двух начал: параллельных и последовательных архитектур.</text:p>
      <text:p text:style-name="P21"><text:span text:style-name="Font_20_Style22"><text:span text:style-name="T16"/></text:span></text:p>
      <text:p text:style-name="P26"><text:span text:style-name="Font_20_Style22"><text:span text:style-name="T17"><text:tab/>На данный момент SISD архитектура не актуальна и в чистом виде не используется.</text:span></text:span></text:p>
      <text:p text:style-name="P21"><text:span text:style-name="Font_20_Style22"><text:span text:style-name="T16"/></text:span></text:p>
      <text:p text:style-name="P33"><text:span text:style-name="Font_20_Style22"><text:span text:style-name="T16"/></text:span></text:p>
      <text:h text:style-name="P14" text:outline-level="1"><text:bookmark-start text:name="__RefHeading___Toc535_961697742"/><text:span text:style-name="Font_20_Style22"><text:span text:style-name="T8">2</text:span></text:span><text:bookmark-start text:name="_Toc4322760471"/><text:span text:style-name="Font_20_Style22"><text:span text:style-name="T7">. ОТВЕТ НА </text:span></text:span><text:bookmark-end text:name="_Toc4322760471"/><text:span text:style-name="Font_20_Style22"><text:span text:style-name="T7">ВТОРОЙ ВОПРОС</text:span></text:span><text:bookmark-end text:name="__RefHeading___Toc535_961697742"/></text:h>
      <text:p text:style-name="P32"/>
      <text:h text:style-name="P35" text:outline-level="2"><text:bookmark-start text:name="_Toc4322760482"/><text:bookmark-start text:name="__RefHeading___Toc502_9616977421"/><text:span text:style-name="Font_20_Style22"><text:span text:style-name="T14">1.1. ЗАДАНИЕ</text:span></text:span><text:bookmark-end text:name="_Toc4322760482"/><text:bookmark-end text:name="__RefHeading___Toc502_9616977421"/></text:h>
      <text:p text:style-name="P27"><text:span text:style-name="Font_20_Style22"><text:span text:style-name="T18">Построить блок-схему p -алгоритма умножения матриц: T [1:L; 1:O] , J [1:P; 1:L], </text:span></text:span></text:p>
      <text:p text:style-name="P27"><text:span text:style-name="Font_20_Style22"><text:span text:style-name="T18">обеспечивающего распределение элементов результирующей матрицы по вертикальным полосам в элементарных машинах ВС.</text:span></text:span></text:p>
      <text:p text:style-name="P27"><text:span text:style-name="Font_20_Style22"><text:span text:style-name="T18">Отыскать максимум коэффициента ε накладных расходов при реализации p -алгоритма на вычислительной системе, имеющей следующие параметры:</text:span></text:span></text:p>
      <text:p text:style-name="P27"><text:span text:style-name="Font_20_Style22"><text:span text:style-name="T18">– разрядность l = 32;</text:span></text:span></text:p>
      <text:p text:style-name="P27"><text:span text:style-name="Font_20_Style22"><text:span text:style-name="T18">– полосу пропускания канала между машинами ν = 15 Гигабод;</text:span></text:span></text:p>
      <text:p text:style-name="P27"><text:span text:style-name="Font_20_Style22"><text:span text:style-name="T18">– время выполнения операции сложения t</text:span></text:span><text:span text:style-name="Font_20_Style22"><text:span text:style-name="T12">c</text:span></text:span><text:span text:style-name="Font_20_Style22"><text:span text:style-name="T18"> = 0,1 нс;</text:span></text:span></text:p>
      <text:p text:style-name="P27"><text:span text:style-name="Font_20_Style22"><text:span text:style-name="T18">– время выполнения операции умножения t</text:span></text:span><text:span text:style-name="Font_20_Style22"><text:span text:style-name="T12">y</text:span></text:span><text:span text:style-name="Font_20_Style22"><text:span text:style-name="T18"> = 0, 7 нс.</text:span></text:span></text:p>
      <text:p text:style-name="P27"><text:span text:style-name="Font_20_Style22"><text:span text:style-name="T13"/></text:span></text:p>
      <text:h text:style-name="P35" text:outline-level="2"><text:bookmark-start text:name="_Toc4322760493"/><text:bookmark-start text:name="__RefHeading___Toc504_9616977422"/><text:span text:style-name="Font_20_Style22"><text:span text:style-name="T15">1.2. ОТВЕТ</text:span></text:span><text:bookmark-end text:name="_Toc4322760493"/><text:bookmark-end text:name="__RefHeading___Toc504_9616977422"/></text:h>
      <text:p text:style-name="P25"><text:span text:style-name="Font_20_Style22"><text:span text:style-name="T18">J [1:P; 1:L] * T [1:L; 1:O] <text:s/></text:span></text:span><text:span text:style-name="Font_20_Style22"><text:span text:style-name="T3">=</text:span></text:span><text:span text:style-name="Font_20_Style22"><text:span text:style-name="T9"> Z[1; </text:span></text:span><text:span text:style-name="Font_20_Style22"><text:span text:style-name="T10">P</text:span></text:span><text:span text:style-name="Font_20_Style22"><text:span text:style-name="T9">, 1;</text:span></text:span><text:span text:style-name="Font_20_Style22"><text:span text:style-name="T10">O</text:span></text:span><text:span text:style-name="Font_20_Style22"><text:span text:style-name="T9">]</text:span></text:span></text:p>
      <text:p text:style-name="P25"><text:span text:style-name="Font_20_Style22"><text:span text:style-name="T9"/></text:span></text:p>
      <text:p text:style-name="P25"><text:span text:style-name="Font_20_Style22"><text:span text:style-name="T9"/></text:span></text:p>
      <text:p text:style-name="P24"><text:span text:style-name="Font_20_Style22"><text:span text:style-name="T18">Схема ветви параллельного алгоритма умножения матриц:</text:span></text:span></text:p>
      <text:p text:style-name="P24"><text:span text:style-name="Font_20_Style22"><text:span text:style-name="T18"><draw:frame draw:style-name="fr2" draw:name="Объект3" text:anchor-type="as-char" svg:y="-0.33cm" svg:width="6.041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Font_20_Style22"><text:span text:style-name="T18">, <text:tab/></text:span></text:span><text:span text:style-name="Font_20_Style22"><text:span text:style-name="T20">Слово = 32бита</text:span></text:span></text:p>
      <text:p text:style-name="P24"><text:span text:style-name="Font_20_Style22"><text:span text:style-name="T18"><draw:frame draw:style-name="fr2" draw:name="Объект2" text:anchor-type="as-char" svg:y="-0.584cm" svg:width="5.549cm" svg:height="1.02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/text:p>
      <text:p text:style-name="P24"><text:span text:style-name="Font_20_Style22"><text:span text:style-name="T1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Style16" style:family="paragraph" style:parent-style-name="Standard" style:default-outline-level="">
      <style:paragraph-properties fo:line-height="0.362cm" fo:text-align="justify" style:justify-single-word="false" fo:orphans="0" fo:widows="0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Style7" style:family="paragraph" style:parent-style-name="Standard" style:default-outline-level="">
      <style:paragraph-properties fo:line-height="0.483cm" fo:text-align="justify" style:justify-single-word="false" fo:orphans="0" fo:widows="0"/>
      <style:text-properties fo:font-size="12pt" style:font-size-asian="12pt"/>
    </style:style>
    <style:style style:name="Style19" style:family="paragraph" style:parent-style-name="Standard" style:default-outline-level="">
      <style:paragraph-properties fo:line-height="0.474cm" fo:text-align="justify" style:justify-single-word="false" fo:orphans="0" fo:widows="0"/>
      <style:text-properties fo:font-size="12pt" style:font-size-asian="12pt"/>
    </style:style>
    <style:style style:name="Style17" style:family="paragraph" style:parent-style-name="Standard" style:default-outline-level="">
      <style:paragraph-properties fo:line-height="0.718cm" fo:text-align="justify" style:justify-single-word="false" fo:orphans="0" fo:widows="0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 fo:text-align="center" style:justify-single-word="false">
        <style:tab-stops>
          <style:tab-stop style:position="16.98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94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988cm" fo:margin-right="0cm" fo:margin-top="0cm" fo:margin-bottom="0.176cm" loext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Font_20_Style22" style:display-name="Font Style22" style:family="tex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language-asian="ru" style:country-asian="RU" style:font-weight-asian="bold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ru" style:country-asian="RU" style:font-weight-asian="bold" style:font-name-complex="DejaVu Sans" style:font-family-complex="'DejaVu Sans'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2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Ольга Молдованова</meta:initial-creator>
    <meta:editing-cycles>23</meta:editing-cycles>
    <meta:print-date>2015-10-10T15:00:00</meta:print-date>
    <meta:creation-date>2015-05-26T09:23:00</meta:creation-date>
    <dc:date>2018-04-25T17:41:05.209477378</dc:date>
    <meta:editing-duration>PT53M26S</meta:editing-duration>
    <meta:generator>LibreOffice/6.0.2.1.0$Linux_X86_64 LibreOffice_project/00m0$Build-1</meta:generator>
    <meta:document-statistic meta:table-count="0" meta:image-count="0" meta:object-count="3" meta:page-count="4" meta:paragraph-count="59" meta:word-count="434" meta:character-count="3649" meta:non-whitespace-character-count="290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t</mi>
        <mi>n</mi>
      </msub>
      <mo stretchy="false">=</mo>
      <mrow>
        <mn>15000000000</mn>
        <mo stretchy="false">/</mo>
        <mn>32</mn>
      </mrow>
      <mo stretchy="false">=</mo>
      <mn>468750000</mn>
    </mrow>
    <annotation encoding="StarMath 5.0">
t_n = 15000000000/32=468750000</annotation>
  </semantics>
</math>
</file>

<file path=Object 2/content.xml><?xml version="1.0" encoding="utf-8"?>
<math xmlns="http://www.w3.org/1998/Math/MathML" display="block">
  <semantics>
    <mrow>
      <mi>ε</mi>
      <mo stretchy="false">=</mo>
      <mfrac>
        <msub>
          <mi>t</mi>
          <mi>n</mi>
        </msub>
        <mrow>
          <mi>ρ</mi>
          <mrow>
            <mo fence="true" stretchy="false">(</mo>
            <mrow>
              <mrow>
                <msub>
                  <mi>t</mi>
                  <mi>y</mi>
                </msub>
                <mo stretchy="false">+</mo>
                <msub>
                  <mi>t</mi>
                  <mi>c</mi>
                </msub>
              </mrow>
            </mrow>
            <mo fence="true" stretchy="false">)</mo>
          </mrow>
        </mrow>
      </mfrac>
      <mo stretchy="false">=</mo>
      <mfrac>
        <mn>468750000</mn>
        <mrow>
          <mtext>]L/n[</mtext>
          <mo stretchy="false">∗</mo>
          <mrow>
            <mo fence="true" stretchy="false">(</mo>
            <mrow>
              <mrow>
                <mn>0,1</mn>
                <mo stretchy="false">+</mo>
                <mn>0,7</mn>
              </mrow>
            </mrow>
            <mo fence="true" stretchy="false">)</mo>
          </mrow>
        </mrow>
      </mfrac>
    </mrow>
    <annotation encoding="StarMath 5.0">ε = { t_n }over{ ρ(t_y + t_c) }={ 468750000 }over{  "]L/n["*(0,1+0,7) }</annotation>
  </semantics>
</math>
</file>

<file path=Object 3/Object 1/content.xml><?xml version="1.0" encoding="utf-8"?>
<math xmlns="http://www.w3.org/1998/Math/MathML" display="block"/>
</file>

<file path=Object 3/Object 2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adornments="Жирный" style:font-family-generic="roman"/>
    <style:font-face style:name="Arial" svg:font-family="Arial" style:font-adornments="Обычный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0.88cm" fo:min-width="2.658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0.85cm" fo:min-width="3cm" fo:padding-top="0.175cm" fo:padding-bottom="0.175cm" fo:padding-left="0.3cm" fo:padding-right="0.3cm"/>
    </style:style>
    <style:style style:name="gr3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4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0.75cm" fo:min-width="3cm" fo:padding-top="0.175cm" fo:padding-bottom="0.175cm" fo:padding-left="0.3cm" fo:padding-right="0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0.95cm" fo:min-width="0.95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1.75cm" fo:min-width="6.1cm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draw:fill-color="#ffffff" draw:textarea-horizontal-align="left" draw:auto-grow-height="false" draw:fit-to-size="all" style:shrink-to-fit="false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2.85cm" fo:min-width="4.4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1.25cm" fo:min-width="1.25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1.55cm" fo:min-width="3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1.1cm" fo:min-width="1.7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fo:min-height="0.59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00000" style:text-outline="false" style:text-line-through-style="none" style:text-line-through-type="none" style:font-name="OpenSymbol" fo:font-size="23.5pt" fo:font-style="normal" fo:text-shadow="none" style:text-underline-style="none" fo:font-weight="normal" style:text-underline-mode="continuous" style:text-overline-mode="continuous" style:text-line-through-mode="continuous" style:font-name-asian="OpenSymbol" style:font-size-asian="23.5pt" style:font-name-complex="OpenSymbol" style:font-size-complex="23.5pt" style:text-scale="100%" style:text-overline-style="none" style:text-overline-color="font-color"/>
    </style:style>
    <style:style style:name="P5" style:family="paragraph">
      <loext:graphic-properties draw:fill="none" draw:fill-color="#ffffff"/>
      <style:text-properties fo:color="#000000" style:text-outline="false" style:text-line-through-style="none" style:text-line-through-type="none" style:font-name="Times New Roman1" fo:font-size="23.5pt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23.5pt" style:font-name-complex="Times New Roman1" style:font-size-complex="23.5pt" style:text-scale="100%" style:text-overline-style="none" style:text-overline-color="font-color"/>
    </style:style>
    <style:style style:name="P6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Times New Roman1" fo:font-size="14.1000003814697pt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4.1000003814697pt" style:font-name-complex="Times New Roman1" style:font-size-complex="14.1000003814697pt" style:text-scale="100%" style:text-overline-style="none" style:text-overline-color="font-color"/>
    </style:style>
    <style:style style:name="P7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Times New Roman1" fo:font-size="14.1000003814697pt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.1000003814697pt" style:font-name-complex="Times New Roman1" style:font-size-complex="14.1000003814697pt" style:text-scale="100%" style:text-overline-style="none" style:text-overline-color="font-color"/>
    </style:style>
    <style:style style:name="P8" style:family="paragraph">
      <loext:graphic-properties draw:fill="none" draw:fill-color="#ffffff"/>
      <style:text-properties fo:color="#000000" style:text-outline="false" style:text-line-through-style="none" style:text-line-through-type="none" style:font-name="Times New Roman1" fo:font-size="23.5pt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23.5pt" style:font-name-complex="Times New Roman1" style:font-size-complex="23.5pt" style:text-scale="100%" style:text-overline-style="none" style:text-overline-color="font-color"/>
    </style:style>
    <style:style style:name="P9" style:family="paragraph">
      <loext:graphic-properties draw:fill="none" draw:fill-color="#ffffff"/>
      <style:text-properties fo:color="#000000" style:text-outline="false" style:text-line-through-style="none" style:text-line-through-type="none" style:font-name="Times New Roman1" fo:font-size="24pt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24pt" style:font-name-complex="Times New Roman1" style:font-size-complex="24pt" style:text-scale="100%" style:text-overline-style="none" style:text-overline-color="font-color"/>
    </style:style>
    <style:style style:name="P10" style:family="paragraph">
      <loext:graphic-properties draw:fill="none" draw:fill-color="#ffffff"/>
      <style:text-properties fo:color="#000000" style:text-outline="false" style:text-line-through-style="none" style:text-line-through-type="none" style:font-name="Times New Roman1" fo:font-size="14.3999996185303pt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4.3999996185303pt" style:font-name-complex="Times New Roman1" style:font-size-complex="14.3999996185303pt" style:text-scale="100%" style:text-overline-style="none" style:text-overline-color="font-color"/>
    </style:style>
    <style:style style:name="P11" style:family="paragraph">
      <loext:graphic-properties draw:fill="none" draw:fill-color="#ffffff"/>
      <style:text-properties fo:color="#000000" style:text-outline="false" style:text-line-through-style="none" style:text-line-through-type="none" style:font-name="OpenSymbol" fo:font-size="24pt" fo:font-style="normal" fo:text-shadow="none" style:text-underline-style="none" fo:font-weight="normal" style:text-underline-mode="continuous" style:text-overline-mode="continuous" style:text-line-through-mode="continuous" style:font-name-asian="OpenSymbol" style:font-size-asian="24pt" style:font-name-complex="OpenSymbol" style:font-size-complex="24pt" style:text-scale="100%" style:text-overline-style="none" style:text-overline-color="font-color"/>
    </style:style>
    <style:style style:name="P12" style:family="paragraph">
      <loext:graphic-properties draw:fill="none" draw:fill-color="#ffffff"/>
      <style:text-properties fo:color="#000000" style:text-outline="false" style:text-line-through-style="none" style:text-line-through-type="none" style:font-name="OpenSymbol" fo:font-size="34.9000015258789pt" fo:font-style="normal" fo:text-shadow="none" style:text-underline-style="none" fo:font-weight="normal" style:text-underline-mode="continuous" style:text-overline-mode="continuous" style:text-line-through-mode="continuous" style:font-name-asian="OpenSymbol" style:font-size-asian="34.9000015258789pt" style:font-name-complex="OpenSymbol" style:font-size-complex="34.9000015258789pt" style:text-scale="100%" style:text-overline-style="none" style:text-overline-color="font-color"/>
    </style:style>
    <style:style style:name="P13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Times New Roman1" fo:font-size="14.3999996185303pt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4.3999996185303pt" style:font-name-complex="Times New Roman1" style:font-size-complex="14.3999996185303pt" style:text-scale="100%" style:text-overline-style="none" style:text-overline-color="font-color"/>
    </style:style>
    <style:style style:name="P14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OpenSymbol" fo:font-size="14.3999996185303pt" fo:font-style="normal" fo:text-shadow="none" style:text-underline-style="none" fo:font-weight="normal" style:text-underline-mode="continuous" style:text-overline-mode="continuous" style:text-line-through-mode="continuous" style:font-name-asian="OpenSymbol" style:font-size-asian="14.3999996185303pt" style:font-name-complex="OpenSymbol" style:font-size-complex="14.3999996185303pt" style:text-scale="100%" style:text-overline-style="none" style:text-overline-color="font-color"/>
    </style:style>
    <style:style style:name="P15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Times New Roman1" fo:font-size="14.3999996185303pt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.3999996185303pt" style:font-name-complex="Times New Roman1" style:font-size-complex="14.3999996185303pt" style:text-scale="100%" style:text-overline-style="none" style:text-overline-color="font-colo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style:font-name="Times New Roman" fo:font-size="14pt" fo:font-style="italic" fo:font-weight="normal" style:font-size-asian="18pt" style:font-size-complex="18pt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="Arial1" style:font-name-asian="Arial" style:font-name-complex="Arial"/>
    </style:style>
    <style:style style:name="T3" style:family="text">
      <style:text-properties fo:color="#000000" style:text-outline="false" style:text-line-through-style="none" style:text-line-through-type="none" style:font-name="OpenSymbol" fo:font-size="23.5pt" fo:font-style="normal" fo:text-shadow="none" style:text-underline-style="none" fo:font-weight="normal" style:text-underline-mode="continuous" style:text-overline-mode="continuous" style:text-line-through-mode="continuous" style:font-name-asian="OpenSymbol" style:font-size-asian="23.5pt" style:font-name-complex="OpenSymbol" style:font-size-complex="23.5pt" style:text-scale="100%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Times New Roman1" fo:font-size="23.5pt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23.5pt" style:font-name-complex="Times New Roman1" style:font-size-complex="23.5pt" style:text-scale="100%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Times New Roman1" fo:font-size="23.5pt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23.5pt" style:font-name-complex="Times New Roman1" style:font-size-complex="23.5pt" style:text-scale="100%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Times New Roman1" fo:font-size="24pt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24pt" style:font-name-complex="Times New Roman1" style:font-size-complex="24pt" style:text-scale="100%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Times New Roman1" fo:font-size="14.3999996185303pt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4.3999996185303pt" style:font-name-complex="Times New Roman1" style:font-size-complex="14.3999996185303pt" style:text-scale="100%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OpenSymbol" fo:font-size="24pt" fo:font-style="normal" fo:text-shadow="none" style:text-underline-style="none" fo:font-weight="normal" style:text-underline-mode="continuous" style:text-overline-mode="continuous" style:text-line-through-mode="continuous" style:font-name-asian="OpenSymbol" style:font-size-asian="24pt" style:font-name-complex="OpenSymbol" style:font-size-complex="24pt" style:text-scale="100%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OpenSymbol" fo:font-size="34.9000015258789pt" fo:font-style="normal" fo:text-shadow="none" style:text-underline-style="none" fo:font-weight="normal" style:text-underline-mode="continuous" style:text-overline-mode="continuous" style:text-line-through-mode="continuous" style:font-name-asian="OpenSymbol" style:font-size-asian="34.9000015258789pt" style:font-name-complex="OpenSymbol" style:font-size-complex="34.9000015258789pt" style:text-scale="100%" style:text-overline-style="none" style:text-overline-color="font-color"/>
    </style:style>
    <style:style style:name="T10" style:family="text">
      <style:text-properties style:font-name="Times New Roman" fo:font-size="14pt" fo:font-style="italic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3.5cm" svg:height="1.6cm" svg:x="8.9cm" svg:y="1.1cm">
          <text:p text:style-name="P1"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3.5cm" svg:height="1.1cm" svg:x="8.9cm" svg:y="3.3cm">
          <text:p text:style-name="P1"><text:span text:style-name="T1">α</text:span><text:span text:style-name="T2"> :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1" draw:layer="layout" svg:width="1.999cm" svg:height="0.999cm" svg:x="11.198cm" svg:y="12.5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" draw:layer="layout" svg:width="1.999cm" svg:height="0.999cm" svg:x="11.198cm" svg:y="12.5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4" draw:text-style-name="P2" xml:id="id3" draw:id="id3" draw:layer="layout" svg:width="3.5cm" svg:height="1cm" svg:x="8.9cm" svg:y="5.1cm">
          <text:p text:style-name="P1"><text:span text:style-name="T1">i</text:span><text:span text:style-name="T2"> :=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10.65cm" svg:y1="2.7cm" svg:x2="10.65cm" svg:y2="3.3cm" draw:start-shape="id1" draw:start-glue-point="6" draw:end-shape="id2" draw:end-glue-point="4" svg:d="M10650 2700v600" svg:viewBox="0 0 1 601">
          <text:p/>
        </draw:connector>
        <draw:connector draw:style-name="gr5" draw:text-style-name="P3" draw:layer="layout" svg:x1="10.65cm" svg:y1="4.4cm" svg:x2="10.65cm" svg:y2="5.1cm" draw:start-shape="id2" draw:start-glue-point="6" draw:end-shape="id3" draw:end-glue-point="4" svg:d="M10650 4400v700" svg:viewBox="0 0 1 701">
          <text:p/>
        </draw:connector>
        <draw:custom-shape draw:style-name="gr4" draw:text-style-name="P2" xml:id="id4" draw:id="id4" draw:layer="layout" svg:width="3.5cm" svg:height="1cm" svg:x="8.9cm" svg:y="6.8cm">
          <text:p text:style-name="P1"><text:span text:style-name="T1">α := α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10.65cm" svg:y1="6.1cm" svg:x2="10.65cm" svg:y2="6.8cm" draw:start-shape="id3" draw:start-glue-point="6" draw:end-shape="id4" draw:end-glue-point="4" svg:d="M10650 6100v700" svg:viewBox="0 0 1 701">
          <text:p/>
        </draw:connector>
        <draw:custom-shape draw:style-name="gr6" draw:text-style-name="P2" xml:id="id5" draw:id="id5" draw:layer="layout" svg:width="3.1cm" svg:height="2.6cm" svg:x="9.1cm" svg:y="9cm">
          <text:p text:style-name="P1">L = <text:span text:style-name="T1">α</text:span></text:p>
          <text:p text:style-name="P1"><text:span text:style-name="T1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3" draw:layer="layout" svg:x1="10.65cm" svg:y1="7.8cm" svg:x2="10.65cm" svg:y2="9cm" draw:start-shape="id4" draw:start-glue-point="6" draw:end-shape="id5" draw:end-glue-point="4" svg:d="M10650 7800v1200" svg:viewBox="0 0 1 1201">
          <text:p/>
        </draw:connector>
        <draw:custom-shape draw:style-name="gr7" draw:text-style-name="P2" xml:id="id6" draw:id="id6" draw:layer="layout" svg:width="6.6cm" svg:height="2cm" svg:x="2.1cm" svg:y="12.8cm">
          <text:p text:style-name="P1">Передача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4" draw:layer="layout" svg:width="0.461cm" svg:height="0.75cm" svg:x="2.616cm" svg:y="13.814cm">
          <draw:text-box>
            <text:p><text:span text:style-name="T3">‖</text:span></text:p>
          </draw:text-box>
        </draw:frame>
        <draw:frame draw:style-name="gr8" draw:text-style-name="P5" draw:layer="layout" svg:width="0.221cm" svg:height="0.751cm" svg:x="3.019cm" svg:y="13.813cm">
          <draw:text-box>
            <text:p><text:span text:style-name="T4">j</text:span></text:p>
          </draw:text-box>
        </draw:frame>
        <draw:path draw:style-name="gr9" draw:text-style-name="P6" draw:layer="layout" svg:width="0.088cm" svg:height="0.326cm" svg:x="3.335cm" svg:y="14.238cm" svg:viewBox="0 0 89 327" svg:d="M40 311l36 6-2 10h-74l35-210-30-6 2-11h68zM89 26c0 4 0 7-2 10-1 4-3 6-5 9-2 2-5 4-8 5-3 2-6 2-10 2-3 0-6 0-9-2-3-1-5-3-8-5-2-3-4-5-5-9-1-3-2-6-2-10 0-3 1-7 2-10s3-6 5-8c3-3 5-5 8-6s6-2 9-2c4 0 7 1 10 2s6 3 8 6c2 2 4 5 5 8 2 3 2 7 2 10z">
          <text:p/>
        </draw:path>
        <draw:polygon draw:style-name="gr9" draw:text-style-name="P7" draw:layer="layout" svg:width="0.164cm" svg:height="0.326cm" svg:x="3.523cm" svg:y="14.239cm" svg:viewBox="0 0 165 327" draw:points="103,307 165,314 165,327 0,327 0,314 63,307 63,43 1,66 1,54 91,0 103,0">
          <text:p/>
        </draw:polygon>
        <draw:frame draw:style-name="gr8" draw:text-style-name="P5" draw:layer="layout" svg:width="0.198cm" svg:height="0.751cm" svg:x="3.828cm" svg:y="13.813cm">
          <draw:text-box>
            <text:p><text:span text:style-name="T4">,</text:span></text:p>
          </draw:text-box>
        </draw:frame>
        <draw:frame draw:style-name="gr8" draw:text-style-name="P8" draw:layer="layout" svg:width="0.597cm" svg:height="0.75cm" svg:x="4.117cm" svg:y="13.814cm">
          <draw:text-box>
            <text:p><text:span text:style-name="T5">...</text:span></text:p>
          </draw:text-box>
        </draw:frame>
        <draw:frame draw:style-name="gr8" draw:text-style-name="P5" draw:layer="layout" svg:width="0.198cm" svg:height="0.751cm" svg:x="4.81cm" svg:y="13.813cm">
          <draw:text-box>
            <text:p><text:span text:style-name="T4">,</text:span></text:p>
          </draw:text-box>
        </draw:frame>
        <draw:frame draw:style-name="gr8" draw:text-style-name="P5" draw:layer="layout" svg:width="0.221cm" svg:height="0.751cm" svg:x="5.099cm" svg:y="13.813cm">
          <draw:text-box>
            <text:p><text:span text:style-name="T4">j</text:span></text:p>
          </draw:text-box>
        </draw:frame>
        <draw:path draw:style-name="gr9" draw:text-style-name="P6" draw:layer="layout" svg:width="0.089cm" svg:height="0.326cm" svg:x="5.384cm" svg:y="14.238cm" svg:viewBox="0 0 90 327" svg:d="M41 311l36 6-2 10h-75l35-210-29-6 1-11h69zM90 26c0 4 0 7-2 10-1 4-3 6-5 9-2 2-5 4-8 5-3 2-6 2-10 2-3 0-6 0-9-2-3-1-6-3-8-5-3-3-4-5-6-9-1-3-2-6-2-10 0-3 1-7 2-10 2-3 3-6 6-8 2-3 5-5 8-6s6-2 9-2c4 0 7 1 10 2s6 3 8 6c2 2 4 5 5 8 2 3 2 7 2 10z">
          <text:p/>
        </draw:path>
        <draw:path draw:style-name="gr9" draw:text-style-name="P6" draw:layer="layout" svg:width="0.198cm" svg:height="0.342cm" svg:x="5.506cm" svg:y="14.222cm" svg:viewBox="0 0 199 343" svg:d="M54 17l-27-6 2-11h66l-20 119c-1 3-1 7-2 12-1 4-2 9-2 13-1 4-2 8-2 11-1 4-1 6-2 7 5-7 11-14 17-20 6-7 13-12 20-17 7-4 14-8 21-11s15-4 23-4c7 0 13 1 19 3s11 5 15 9 7 10 9 16 3 14 3 23c0 2 0 5 0 8-1 3-1 7-2 11 0 3-1 7-2 11 0 5-1 8-1 12l-21 123 31 6-2 11h-69l23-141c1-3 1-7 2-11 0-3 1-7 2-11 0-4 1-7 1-10s0-6 0-8c0-7-2-13-5-17-4-5-10-7-18-7-6 0-13 2-19 5-7 3-14 7-20 12-6 4-12 10-17 16-5 7-10 13-14 19l-25 153h-38z">
          <text:p/>
        </draw:path>
        <draw:frame draw:style-name="gr8" draw:text-style-name="P5" draw:layer="layout" svg:width="0.198cm" svg:height="0.751cm" svg:x="5.85cm" svg:y="13.813cm">
          <draw:text-box>
            <text:p><text:span text:style-name="T4">,</text:span></text:p>
          </draw:text-box>
        </draw:frame>
        <draw:frame draw:style-name="gr8" draw:text-style-name="P8" draw:layer="layout" svg:width="0.597cm" svg:height="0.75cm" svg:x="6.109cm" svg:y="13.814cm">
          <draw:text-box>
            <text:p><text:span text:style-name="T5">...</text:span></text:p>
          </draw:text-box>
        </draw:frame>
        <draw:frame draw:style-name="gr8" draw:text-style-name="P5" draw:layer="layout" svg:width="0.221cm" svg:height="0.751cm" svg:x="6.803cm" svg:y="13.813cm">
          <draw:text-box>
            <text:p><text:span text:style-name="T4">j</text:span></text:p>
          </draw:text-box>
        </draw:frame>
        <draw:frame draw:style-name="gr8" draw:text-style-name="P4" draw:layer="layout" svg:width="0.461cm" svg:height="0.75cm" svg:x="7.525cm" svg:y="13.814cm">
          <draw:text-box>
            <text:p><text:span text:style-name="T3">‖</text:span></text:p>
          </draw:text-box>
        </draw:frame>
        <draw:connector draw:style-name="gr10" draw:text-style-name="P3" draw:layer="layout" svg:x1="10.65cm" svg:y1="11.6cm" svg:x2="5.4cm" svg:y2="12.8cm" draw:start-shape="id5" draw:start-glue-point="6" draw:end-shape="id6" draw:end-glue-point="4" svg:d="M10650 11600v601h-5250v599" svg:viewBox="0 0 5251 1201">
          <text:p text:style-name="P1"/>
          <text:p text:style-name="P1"/>
          <text:p text:style-name="P1"/>
          <text:p text:style-name="P1"><text:tab/><text:tab/><text:tab/></text:p>
          <text:p text:style-name="P1"/>
          <text:p text:style-name="P1"/>
          <text:p text:style-name="P1"/>
          <text:p text:style-name="P1"><text:tab/><text:tab/><text:tab/>Да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ustom-shape draw:style-name="gr7" draw:text-style-name="P2" xml:id="id7" draw:id="id7" draw:layer="layout" svg:width="6.6cm" svg:height="2cm" svg:x="13.8cm" svg:y="12.5cm">
          <text:p text:style-name="P1">Приём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3" draw:layer="layout" svg:x1="12.2cm" svg:y1="10.3cm" svg:x2="17.1cm" svg:y2="12.5cm" draw:start-shape="id5" draw:start-glue-point="7" draw:end-shape="id7" draw:end-glue-point="4" svg:d="M12200 10300h4900v2200" svg:viewBox="0 0 4901 2201">
          <text:p text:style-name="P1"/>
          <text:p text:style-name="P1">Нет<text:tab/><text:tab/><text:tab/></text:p>
          <text:p text:style-name="P1"/>
          <text:p text:style-name="P1"/>
          <text:p text:style-name="P1"/>
        </draw:connector>
        <draw:custom-shape draw:style-name="gr11" draw:text-style-name="P2" xml:id="id8" draw:id="id8" draw:layer="layout" svg:width="4.9cm" svg:height="3.1cm" svg:x="8.6cm" svg:y="15.2cm">
          <text:p text:style-name="P1">Вычисление</text:p>
          <text:p text:style-name="P1"/>
          <text:p text:style-name="P1"/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9" draw:layer="layout" svg:width="0.304cm" svg:height="0.768cm" svg:x="8.942cm" svg:y="16.766cm">
          <draw:text-box>
            <text:p><text:span text:style-name="T6">z</text:span></text:p>
          </draw:text-box>
        </draw:frame>
        <draw:frame draw:style-name="gr8" draw:text-style-name="P10" draw:layer="layout" svg:width="0.338cm" svg:height="0.458cm" svg:x="9.282cm" svg:y="17.155cm">
          <draw:text-box>
            <text:p><text:span text:style-name="T7">ik</text:span></text:p>
          </draw:text-box>
        </draw:frame>
        <draw:frame draw:style-name="gr8" draw:text-style-name="P11" draw:layer="layout" svg:width="0.622cm" svg:height="0.767cm" svg:x="9.678cm" svg:y="16.767cm">
          <draw:text-box>
            <text:p><text:span text:style-name="T8">=</text:span></text:p>
          </draw:text-box>
        </draw:frame>
        <draw:frame draw:style-name="gr8" draw:text-style-name="P12" draw:layer="layout" svg:width="0.905cm" svg:height="1.118cm" svg:x="10.301cm" svg:y="16.59cm">
          <draw:text-box>
            <text:p><text:span text:style-name="T9">∑</text:span></text:p>
          </draw:text-box>
        </draw:frame>
        <draw:path draw:style-name="gr9" draw:text-style-name="P13" draw:layer="layout" svg:width="0.195cm" svg:height="0.347cm" svg:x="10.346cm" svg:y="17.645cm" svg:viewBox="0 0 196 348" svg:d="M54 17l-27-6 2-11h65l-20 121c0 3-1 7-2 12-1 4-1 9-2 13s-1 8-2 12c-1 3-1 5-1 6 5-7 10-14 16-20 6-7 13-12 20-17 6-5 13-8 21-11 7-3 15-4 22-4s14 1 19 3c6 2 11 5 15 9s7 9 9 16 3 14 3 23c0 2 0 5 0 8-1 4-1 7-2 11 0 4-1 8-2 12 0 4-1 8-1 12l-20 125 29 6-1 11h-69l23-143c1-3 2-7 2-11 1-4 1-8 2-11 0-4 1-8 1-11s1-5 1-7c0-8-2-14-6-18-3-5-9-7-17-7-6 0-13 2-20 5-6 3-13 7-19 12s-12 10-17 17c-5 6-10 12-13 19l-26 155h-37z">
          <text:p/>
        </draw:path>
        <draw:path draw:style-name="gr9" draw:text-style-name="P14" draw:layer="layout" svg:width="0.268cm" svg:height="0.152cm" svg:x="10.634cm" svg:y="17.768cm" svg:viewBox="0 0 269 153" svg:d="M0 153v-31h269v31zM0 32v-32h269v32z">
          <text:p/>
        </draw:path>
        <draw:polygon draw:style-name="gr9" draw:text-style-name="P15" draw:layer="layout" svg:width="0.163cm" svg:height="0.33cm" svg:x="11.022cm" svg:y="17.663cm" svg:viewBox="0 0 164 331" draw:points="101,311 164,318 164,331 0,331 0,318 62,311 62,44 1,67 1,54 90,0 101,0">
          <text:p/>
        </draw:polygon>
        <draw:frame draw:style-name="gr8" draw:text-style-name="P10" draw:layer="layout" svg:width="0.337cm" svg:height="0.458cm" svg:x="10.584cm" svg:y="16.026cm">
          <draw:text-box>
            <text:p><text:span text:style-name="T7">O</text:span></text:p>
          </draw:text-box>
        </draw:frame>
        <draw:frame draw:style-name="gr8" draw:text-style-name="P9" draw:layer="layout" svg:width="0.217cm" svg:height="0.768cm" svg:x="11.378cm" svg:y="16.766cm">
          <draw:text-box>
            <text:p><text:span text:style-name="T6">j</text:span></text:p>
          </draw:text-box>
        </draw:frame>
        <draw:frame draw:style-name="gr8" draw:text-style-name="P10" draw:layer="layout" svg:width="0.365cm" svg:height="0.458cm" svg:x="11.632cm" svg:y="17.155cm">
          <draw:text-box>
            <text:p><text:span text:style-name="T7">ih</text:span></text:p>
          </draw:text-box>
        </draw:frame>
        <draw:frame draw:style-name="gr8" draw:text-style-name="P9" draw:layer="layout" svg:width="0.217cm" svg:height="0.768cm" svg:x="12.227cm" svg:y="16.766cm">
          <draw:text-box>
            <text:p><text:span text:style-name="T6">t</text:span></text:p>
          </draw:text-box>
        </draw:frame>
        <draw:frame draw:style-name="gr8" draw:text-style-name="P10" draw:layer="layout" svg:width="0.443cm" svg:height="0.458cm" svg:x="12.454cm" svg:y="17.155cm">
          <draw:text-box>
            <text:p><text:span text:style-name="T7">hk</text:span></text:p>
          </draw:text-box>
        </draw:frame>
        <draw:connector draw:style-name="gr5" draw:text-style-name="P3" draw:layer="layout" svg:x1="5.4cm" svg:y1="14.8cm" svg:x2="8.6cm" svg:y2="16.75cm" draw:start-shape="id6" draw:start-glue-point="6" draw:end-shape="id8" draw:end-glue-point="5" svg:d="M5400 14800v1950h3200" svg:viewBox="0 0 3201 1951">
          <text:p/>
        </draw:connector>
        <draw:connector draw:style-name="gr5" draw:text-style-name="P3" draw:layer="layout" svg:x1="17.1cm" svg:y1="14.5cm" svg:x2="13.5cm" svg:y2="16.75cm" draw:start-shape="id7" draw:start-glue-point="6" draw:end-shape="id8" draw:end-glue-point="7" svg:d="M17100 14500v2250h-3600" svg:viewBox="0 0 3601 2251">
          <text:p/>
        </draw:connector>
        <draw:custom-shape draw:style-name="gr12" draw:text-style-name="P2" xml:id="id9" draw:id="id9" draw:layer="layout" svg:width="3.5cm" svg:height="3cm" svg:x="16.6cm" svg:y="21.633cm">
          <text:p text:style-name="P1"><text:span text:style-name="T1">α</text:span><text:span text:style-name="T2"> = n</text:span></text:p>
          <text:p text:style-name="P1"><text:span text:style-name="T2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3" draw:layer="layout" svg:x1="20.1cm" svg:y1="23.133cm" svg:x2="12.4cm" svg:y2="7.3cm" draw:start-shape="id9" draw:start-glue-point="7" draw:end-shape="id4" draw:end-glue-point="7" svg:d="M20100 23133h551v-15833h-8251" svg:viewBox="0 0 8252 15834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tab/><text:tab/><text:tab/><text:tab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tab/><text:tab/><text:tab/><text:tab/></text:p>
          <text:p text:style-name="P1"/>
          <text:p text:style-name="P1"/>
          <text:p text:style-name="P1"><text:tab/><text:tab/><text:tab/></text:p>
          <text:p text:style-name="P1"/>
          <text:p text:style-name="P1"/>
          <text:p text:style-name="P1"><text:tab/><text:tab/><text:tab/><text:tab/><text:tab/>Нет</text:p>
          <text:p text:style-name="P1"/>
        </draw:connector>
        <draw:custom-shape draw:style-name="gr1" draw:text-style-name="P2" xml:id="id10" draw:id="id10" draw:layer="layout" svg:width="3.5cm" svg:height="1.6cm" svg:x="16.6cm" svg:y="25.2cm">
          <text:p text:style-name="P1"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3" draw:layer="layout" svg:x1="18.35cm" svg:y1="24.633cm" svg:x2="18.35cm" svg:y2="25.2cm" draw:start-shape="id9" draw:start-glue-point="6" draw:end-shape="id10" draw:end-glue-point="4" svg:d="M18350 24633v567" svg:viewBox="0 0 1 568">
          <text:p text:style-name="P1"><text:s text:c="7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ustom-shape draw:style-name="gr13" draw:text-style-name="P2" xml:id="id11" draw:id="id11" draw:layer="layout" svg:width="3.5cm" svg:height="1.8cm" svg:x="9.3cm" svg:y="19.2cm">
          <text:p text:style-name="P1"><text:span text:style-name="T1">i := i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11.05cm" svg:y1="18.3cm" svg:x2="11.05cm" svg:y2="19.2cm" draw:start-shape="id8" draw:start-glue-point="6" draw:end-shape="id11" draw:end-glue-point="4" svg:d="M11050 18300v900" svg:viewBox="0 0 1 901">
          <text:p/>
        </draw:connector>
        <draw:custom-shape draw:style-name="gr14" draw:text-style-name="P2" xml:id="id12" draw:id="id12" draw:layer="layout" svg:width="4.6cm" svg:height="2.9cm" svg:x="8.7cm" svg:y="21.7cm">
          <text:p text:style-name="P1"/>
          <text:p text:style-name="P1">i &gt; <text:span text:style-name="T1">α</text:span><text:span text:style-name="T2"> ]P/n[</text:span></text:p>
          <text:p text:style-name="P1"><text:span text:style-name="T2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3" draw:layer="layout" svg:x1="11.05cm" svg:y1="21cm" svg:x2="11cm" svg:y2="21.7cm" draw:start-shape="id11" draw:start-glue-point="6" draw:end-shape="id12" draw:end-glue-point="4" svg:d="M11050 21000v351h-50v349" svg:viewBox="0 0 51 701">
          <text:p/>
        </draw:connector>
        <draw:connector draw:style-name="gr10" draw:text-style-name="P3" draw:layer="layout" svg:x1="13.3cm" svg:y1="23.15cm" svg:x2="16.6cm" svg:y2="23.133cm" draw:start-shape="id12" draw:start-glue-point="7" draw:end-shape="id9" draw:end-glue-point="5" svg:d="M13300 23150h1651v-17h1649" svg:viewBox="0 0 3301 18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onnector draw:style-name="gr10" draw:text-style-name="P3" draw:layer="layout" draw:line-skew="-6.899cm -0.05cm" svg:x1="8.7cm" svg:y1="23.15cm" svg:x2="10.65cm" svg:y2="9cm" draw:start-shape="id12" draw:start-glue-point="5" draw:end-shape="id5" draw:end-glue-point="4" svg:d="M8700 23150h-7449v-14750h9399v600" svg:viewBox="0 0 9400 1475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tab/><text:tab/><text:tab/><text:tab/><text:tab/><text:tab/><text:tab/><text:tab/><text:tab/></text:p>
          <text:p text:style-name="P1"/>
          <text:p text:style-name="P1"/>
          <text:p text:style-name="P1"/>
          <text:p text:style-name="P1"/>
          <text:p text:style-name="P1"/>
          <text:p text:style-name="P1"><text:tab/><text:tab/><text:tab/><text:tab/><text:tab/><text:tab/><text:tab/><text:tab/>Нет<text:tab/><text:tab/><text:tab/><text:tab/>Да</text:p>
        </draw:connector>
        <draw:frame draw:style-name="gr15" draw:text-style-name="P16" draw:layer="layout" svg:width="1.4cm" svg:height="0.848cm" svg:x="16.8cm" svg:y="24.352cm">
          <draw:text-box>
            <text:p>Да</text:p>
          </draw:text-box>
        </draw:frame>
        <draw:frame draw:style-name="gr8" draw:text-style-name="P4" draw:layer="layout" svg:width="0.461cm" svg:height="0.75cm" svg:x="14.412cm" svg:y="13.514cm">
          <draw:text-box>
            <text:p><text:span text:style-name="T3">‖</text:span></text:p>
          </draw:text-box>
        </draw:frame>
        <draw:frame draw:style-name="gr8" draw:text-style-name="P5" draw:layer="layout" svg:width="0.221cm" svg:height="0.751cm" svg:x="14.815cm" svg:y="13.513cm">
          <draw:text-box>
            <text:p><text:span text:style-name="T4">j</text:span></text:p>
          </draw:text-box>
        </draw:frame>
        <draw:path draw:style-name="gr9" draw:text-style-name="P6" draw:layer="layout" svg:width="0.088cm" svg:height="0.326cm" svg:x="15.131cm" svg:y="13.938cm" svg:viewBox="0 0 89 327" svg:d="M40 311l36 6-2 10h-74l35-210-30-6 2-11h68zM89 26c0 4 0 7-2 10-1 4-3 6-5 9-2 2-5 4-8 5-3 2-6 2-10 2-3 0-6 0-9-2-3-1-5-3-8-5-2-3-4-5-5-9-1-3-2-6-2-10 0-3 1-7 2-10s3-6 5-8c3-3 5-5 8-6s6-2 9-2c4 0 7 1 10 2s6 3 8 6c2 2 4 5 5 8 2 3 2 7 2 10z">
          <text:p/>
        </draw:path>
        <draw:polygon draw:style-name="gr9" draw:text-style-name="P7" draw:layer="layout" svg:width="0.164cm" svg:height="0.326cm" svg:x="15.319cm" svg:y="13.939cm" svg:viewBox="0 0 165 327" draw:points="103,307 165,314 165,327 0,327 0,314 63,307 63,43 1,66 1,54 91,0 103,0">
          <text:p/>
        </draw:polygon>
        <draw:frame draw:style-name="gr8" draw:text-style-name="P5" draw:layer="layout" svg:width="0.198cm" svg:height="0.751cm" svg:x="15.624cm" svg:y="13.513cm">
          <draw:text-box>
            <text:p><text:span text:style-name="T4">,</text:span></text:p>
          </draw:text-box>
        </draw:frame>
        <draw:frame draw:style-name="gr8" draw:text-style-name="P8" draw:layer="layout" svg:width="0.597cm" svg:height="0.75cm" svg:x="15.913cm" svg:y="13.514cm">
          <draw:text-box>
            <text:p><text:span text:style-name="T5">...</text:span></text:p>
          </draw:text-box>
        </draw:frame>
        <draw:frame draw:style-name="gr8" draw:text-style-name="P5" draw:layer="layout" svg:width="0.198cm" svg:height="0.751cm" svg:x="16.606cm" svg:y="13.513cm">
          <draw:text-box>
            <text:p><text:span text:style-name="T4">,</text:span></text:p>
          </draw:text-box>
        </draw:frame>
        <draw:frame draw:style-name="gr8" draw:text-style-name="P5" draw:layer="layout" svg:width="0.221cm" svg:height="0.751cm" svg:x="16.895cm" svg:y="13.513cm">
          <draw:text-box>
            <text:p><text:span text:style-name="T4">j</text:span></text:p>
          </draw:text-box>
        </draw:frame>
        <draw:path draw:style-name="gr9" draw:text-style-name="P6" draw:layer="layout" svg:width="0.089cm" svg:height="0.326cm" svg:x="17.18cm" svg:y="13.938cm" svg:viewBox="0 0 90 327" svg:d="M41 311l36 6-2 10h-75l35-210-29-6 1-11h69zM90 26c0 4 0 7-2 10-1 4-3 6-5 9-2 2-5 4-8 5-3 2-6 2-10 2-3 0-6 0-9-2-3-1-6-3-8-5-3-3-4-5-6-9-1-3-2-6-2-10 0-3 1-7 2-10 2-3 3-6 6-8 2-3 5-5 8-6s6-2 9-2c4 0 7 1 10 2s6 3 8 6c2 2 4 5 5 8 2 3 2 7 2 10z">
          <text:p/>
        </draw:path>
        <draw:path draw:style-name="gr9" draw:text-style-name="P6" draw:layer="layout" svg:width="0.198cm" svg:height="0.342cm" svg:x="17.302cm" svg:y="13.922cm" svg:viewBox="0 0 199 343" svg:d="M54 17l-27-6 2-11h66l-20 119c-1 3-1 7-2 12-1 4-2 9-2 13-1 4-2 8-2 11-1 4-1 6-2 7 5-7 11-14 17-20 6-7 13-12 20-17 7-4 14-8 21-11s15-4 23-4c7 0 13 1 19 3s11 5 15 9 7 10 9 16 3 14 3 23c0 2 0 5 0 8-1 3-1 7-2 11 0 3-1 7-2 11 0 5-1 8-1 12l-21 123 31 6-2 11h-69l23-141c1-3 1-7 2-11 0-3 1-7 2-11 0-4 1-7 1-10s0-6 0-8c0-7-2-13-5-17-4-5-10-7-18-7-6 0-13 2-19 5-7 3-14 7-20 12-6 4-12 10-17 16-5 7-10 13-14 19l-25 153h-38z">
          <text:p/>
        </draw:path>
        <draw:frame draw:style-name="gr8" draw:text-style-name="P5" draw:layer="layout" svg:width="0.198cm" svg:height="0.751cm" svg:x="17.646cm" svg:y="13.513cm">
          <draw:text-box>
            <text:p><text:span text:style-name="T4">,</text:span></text:p>
          </draw:text-box>
        </draw:frame>
        <draw:frame draw:style-name="gr8" draw:text-style-name="P8" draw:layer="layout" svg:width="0.597cm" svg:height="0.75cm" svg:x="17.905cm" svg:y="13.514cm">
          <draw:text-box>
            <text:p><text:span text:style-name="T5">...</text:span></text:p>
          </draw:text-box>
        </draw:frame>
        <draw:frame draw:style-name="gr8" draw:text-style-name="P5" draw:layer="layout" svg:width="0.221cm" svg:height="0.751cm" svg:x="18.599cm" svg:y="13.513cm">
          <draw:text-box>
            <text:p><text:span text:style-name="T4">j</text:span></text:p>
          </draw:text-box>
        </draw:frame>
        <draw:frame draw:style-name="gr8" draw:text-style-name="P4" draw:layer="layout" svg:width="0.461cm" svg:height="0.75cm" svg:x="19.321cm" svg:y="13.514cm">
          <draw:text-box>
            <text:p><text:span text:style-name="T3">‖</text:span></text:p>
          </draw:text-box>
        </draw:frame>
        <draw:frame draw:style-name="gr16" draw:text-style-name="P17" draw:layer="layout" svg:width="0.963cm" svg:height="0.732cm" svg:x="18.6cm" svg:y="13.8cm">
          <draw:text-box>
            <text:p><text:span text:style-name="T10">iL</text:span></text:p>
          </draw:text-box>
        </draw:frame>
        <draw:frame draw:style-name="gr16" draw:text-style-name="P17" draw:layer="layout" svg:width="0.963cm" svg:height="0.732cm" svg:x="6.8cm" svg:y="14.1cm">
          <draw:text-box>
            <text:p><text:span text:style-name="T10">iL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adornments="Жирный" style:font-family-generic="roman"/>
    <style:font-face style:name="Arial" svg:font-family="Arial" style:font-adornments="Обычный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78cm" fo:margin-bottom="1.036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